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36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39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48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5])" office:value-type="float" office:value="0" calcext:value-type="float">
            <text:p>-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</number:text>
      <number:number number:decimal-places="0" number:min-decimal-places="0" number:min-integer-digits="0"/>
      <number:text>"</number:text>
    </number:number-style>
    <number:currency-style style:name="N15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7P0"/>
    </number:currency-style>
    <number:number-style style:name="N15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51:29.874000000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51:29.8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7-14T17:51:41.035000000</dc:date>
    <dc:language>pt-PT</dc:language>
    <meta:editing-cycles>591</meta:editing-cycles>
    <meta:editing-duration>PT15H51M49S</meta:editing-duration>
    <meta:document-statistic meta:table-count="1" meta:cell-count="38" meta:object-count="0"/>
    <meta:user-defined meta:name="Info 0"/>
    <meta:user-defined meta:name="Info 1"/>
    <meta:user-defined meta:name="Info 2"/>
    <meta:user-defined meta:name="Info 3"/>
  </office:meta>
</office:document-meta>
</file>